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967b" draw:fill-color="#e6f5c9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7b818c" draw:fill-color="#cbd5e8" draw:textarea-horizontal-align="justify" draw:textarea-vertical-align="middle" draw:auto-grow-height="false" fo:min-height="1.55cm" fo:min-width="2.1cm"/>
      <style:paragraph-properties style:writing-mode="lr-tb"/>
    </style:style>
    <style:style style:name="gr5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.7cm"/>
      <style:paragraph-properties style:writing-mode="lr-tb"/>
    </style:style>
    <style:style style:name="gr7" style:family="graphic" style:parent-style-name="standard">
      <style:graphic-properties svg:stroke-color="#6c5b00" draw:fill-color="#fff2ae" draw:textarea-horizontal-align="justify" draw:textarea-vertical-align="middle" draw:auto-grow-height="false" fo:min-height="1.55cm" fo:min-width="2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color="#3f0027" draw:fill="none" draw:textarea-vertical-align="middle" draw:auto-grow-height="false" fo:min-height="1.362cm" fo:min-width="0cm"/>
    </style:style>
    <style:style style:name="gr10" style:family="graphic" style:parent-style-name="standard">
      <style:graphic-properties svg:stroke-color="#3f0027" draw:fill="none" draw:textarea-vertical-align="middle" draw:auto-grow-height="false" fo:min-height="6.102cm" fo:min-width="0cm"/>
    </style:style>
    <style:style style:name="gr11" style:family="graphic" style:parent-style-name="standard">
      <style:graphic-properties svg:stroke-color="#3f0027" draw:fill="none" draw:textarea-vertical-align="middle" draw:auto-grow-height="false" fo:min-height="9.892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6f5c9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dcdac"/>
      <style:paragraph-properties fo:text-align="center"/>
    </style:style>
    <style:style style:name="P5" style:family="paragraph">
      <loext:graphic-properties draw:fill="solid" draw:fill-color="#fdcdac"/>
      <style:paragraph-properties fo:text-align="center"/>
    </style:style>
    <style:style style:name="P6" style:family="paragraph">
      <loext:graphic-properties draw:fill-color="#cbd5e8"/>
      <style:paragraph-properties fo:text-align="center"/>
    </style:style>
    <style:style style:name="P7" style:family="paragraph">
      <loext:graphic-properties draw:fill-color="#fff2ae"/>
      <style:paragraph-properties fo:text-align="center"/>
    </style:style>
    <style:style style:name="P8" style:family="paragraph">
      <style:text-properties fo:color="#3f0027"/>
    </style:style>
    <style:style style:name="P9" style:family="paragraph">
      <loext:graphic-properties draw:fill="none" draw:fill-color="#ffffff"/>
      <style:text-properties fo:color="#3f0027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3cm" svg:x="1cm" svg:y="4.8cm">
          <text:p text:style-name="P1">better-off</text:p>
          <text:p text:style-name="P1">blan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2.5cm" svg:height="1.8cm" svg:x="7.7cm" svg:y="5.4cm">
          <text:p text:style-name="P3">CLR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cm" svg:y1="6.3cm" svg:x2="7.7cm" svg:y2="6.3cm" draw:start-shape="id1" draw:start-glue-point="7" draw:end-shape="id2" draw:end-glue-point="3" svg:d="M5000 6300h2700" svg:viewBox="0 0 2701 1">
          <text:p text:style-name="P3">yes</text:p>
          <text:p text:style-name="P3"/>
        </draw:connector>
        <draw:custom-shape draw:style-name="gr4" draw:text-style-name="P6" xml:id="id3" draw:id="id3" draw:layer="layout" svg:width="2.6cm" svg:height="1.8cm" svg:x="1.7cm" svg:y="2cm">
          <text:p text:style-name="P3">advance</text:p>
          <text:p text:style-name="P3">vide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cm" svg:y1="3.8cm" svg:x2="3cm" svg:y2="4.8cm" draw:start-shape="id3" draw:start-glue-point="2" draw:end-shape="id1" draw:end-glue-point="4" svg:d="M3000 3800v1000" svg:viewBox="0 0 1 1001">
          <text:p/>
        </draw:connector>
        <draw:connector draw:style-name="gr5" draw:text-style-name="P5" draw:layer="layout" svg:x1="8.95cm" svg:y1="5.4cm" svg:x2="4.3cm" svg:y2="2.9cm" draw:start-shape="id2" draw:start-glue-point="0" draw:end-shape="id3" draw:end-glue-point="1" svg:d="M8950 5400v-2500h-4650" svg:viewBox="0 0 4651 2501">
          <text:p/>
        </draw:connector>
        <draw:custom-shape draw:style-name="gr1" draw:text-style-name="P2" xml:id="id4" draw:id="id4" draw:layer="layout" svg:width="4cm" svg:height="3cm" svg:x="1cm" svg:y="8.9cm">
          <text:p text:style-name="P1">solid cell</text:p>
          <text:p text:style-name="P1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3cm" svg:y1="7.8cm" svg:x2="3cm" svg:y2="8.9cm" draw:start-shape="id1" draw:start-glue-point="6" draw:end-shape="id4" draw:end-glue-point="4" svg:d="M3000 7800v1100" svg:viewBox="0 0 1 1101">
          <text:p/>
        </draw:connector>
        <draw:custom-shape draw:style-name="gr6" draw:text-style-name="P4" xml:id="id5" draw:id="id5" draw:layer="layout" svg:width="3.2cm" svg:height="1.8cm" svg:x="7.7cm" svg:y="9.5cm">
          <text:p text:style-name="P3">reposition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cm" svg:y1="10.4cm" svg:x2="7.7cm" svg:y2="10.4cm" draw:start-shape="id4" draw:start-glue-point="7" draw:end-shape="id5" draw:end-glue-point="3" svg:d="M5000 10400h2700" svg:viewBox="0 0 2701 1">
          <text:p text:style-name="P3">yes</text:p>
          <text:p text:style-name="P3"/>
        </draw:connector>
        <draw:custom-shape draw:style-name="gr6" draw:text-style-name="P4" xml:id="id6" draw:id="id6" draw:layer="layout" svg:width="3.2cm" svg:height="1.8cm" svg:x="11.9cm" svg:y="9.5cm">
          <text:p text:style-name="P3">‘ ’ or ‘\xff’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9cm" svg:y1="10.4cm" svg:x2="11.9cm" svg:y2="10.4cm" draw:start-shape="id5" draw:start-glue-point="1" draw:end-shape="id6" draw:end-glue-point="3" svg:d="M10900 10400h1000" svg:viewBox="0 0 1001 1">
          <text:p/>
        </draw:connector>
        <draw:connector draw:style-name="gr5" draw:text-style-name="P5" draw:layer="layout" svg:x1="13.5cm" svg:y1="9.5cm" svg:x2="4.3cm" svg:y2="2.9cm" draw:start-shape="id6" draw:start-glue-point="0" draw:end-shape="id3" draw:end-glue-point="1" svg:d="M13500 9500v-6600h-9200" svg:viewBox="0 0 9201 6601">
          <text:p/>
        </draw:connector>
        <draw:custom-shape draw:style-name="gr1" draw:text-style-name="P2" xml:id="id7" draw:id="id7" draw:layer="layout" svg:width="4cm" svg:height="3cm" svg:x="1cm" svg:y="13.1cm">
          <text:p text:style-name="P1">part cell</text:p>
          <text:p text:style-name="P1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8" draw:id="id8" draw:layer="layout" svg:width="3.2cm" svg:height="1.8cm" svg:x="7.7cm" svg:y="13.7cm">
          <text:p text:style-name="P3">update</text:p>
          <text:p text:style-name="P3">cgram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cm" svg:y1="14.6cm" svg:x2="7.7cm" svg:y2="14.6cm" draw:start-shape="id7" draw:start-glue-point="7" draw:end-shape="id8" draw:end-glue-point="3" svg:d="M5000 14600h2700" svg:viewBox="0 0 2701 1">
          <text:p text:style-name="P3">yes</text:p>
          <text:p text:style-name="P3"/>
        </draw:connector>
        <draw:custom-shape draw:style-name="gr6" draw:text-style-name="P4" xml:id="id9" draw:id="id9" draw:layer="layout" svg:width="3.2cm" svg:height="1.8cm" svg:x="11.9cm" svg:y="13.7cm">
          <text:p text:style-name="P3">reposi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9cm" svg:y1="14.6cm" svg:x2="11.9cm" svg:y2="14.6cm" draw:start-shape="id8" draw:start-glue-point="1" draw:end-shape="id9" draw:end-glue-point="3" svg:d="M10900 14600h1000" svg:viewBox="0 0 1001 1">
          <text:p/>
        </draw:connector>
        <draw:connector draw:style-name="gr5" draw:text-style-name="P5" draw:layer="layout" svg:x1="3cm" svg:y1="11.9cm" svg:x2="3cm" svg:y2="13.1cm" draw:start-shape="id4" draw:start-glue-point="6" draw:end-shape="id7" draw:end-glue-point="4" svg:d="M3000 11900v1200" svg:viewBox="0 0 1 1201">
          <text:p/>
        </draw:connector>
        <draw:custom-shape draw:style-name="gr6" draw:text-style-name="P4" xml:id="id10" draw:id="id10" draw:layer="layout" svg:width="3.2cm" svg:height="1.8cm" svg:x="16.1cm" svg:y="13.7cm">
          <text:p text:style-name="P3">cgram</text:p>
          <text:p text:style-name="P3">charact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5.1cm" svg:y1="14.6cm" svg:x2="16.1cm" svg:y2="14.6cm" draw:start-shape="id9" draw:start-glue-point="1" draw:end-shape="id10" draw:end-glue-point="3" svg:d="M15100 14600h1000" svg:viewBox="0 0 1001 1">
          <text:p/>
        </draw:connector>
        <draw:connector draw:style-name="gr5" draw:text-style-name="P5" draw:layer="layout" svg:x1="17.7cm" svg:y1="13.7cm" svg:x2="4.3cm" svg:y2="2.9cm" draw:start-shape="id10" draw:start-glue-point="0" draw:end-shape="id3" draw:end-glue-point="1" svg:d="M17700 13700v-10800h-13400" svg:viewBox="0 0 13401 10801">
          <text:p/>
        </draw:connector>
        <draw:frame draw:style-name="gr8" draw:text-style-name="P9" draw:layer="layout" svg:width="2.229cm" svg:height="0.962cm" svg:x="7.8cm" svg:y="7.8cm">
          <draw:text-box>
            <text:p text:style-name="P8">1 byte</text:p>
          </draw:text-box>
        </draw:frame>
        <draw:frame draw:style-name="gr8" draw:text-style-name="P9" draw:layer="layout" svg:width="3.11cm" svg:height="0.962cm" svg:x="10.001cm" svg:y="11.838cm">
          <draw:text-box>
            <text:p text:style-name="P8">1-2 bytes</text:p>
          </draw:text-box>
        </draw:frame>
        <draw:frame draw:style-name="gr8" draw:text-style-name="P9" draw:layer="layout" svg:width="3.461cm" svg:height="0.962cm" svg:x="11.801cm" svg:y="16.1cm">
          <draw:text-box>
            <text:p text:style-name="P8">2-13 bytes</text:p>
          </draw:text-box>
        </draw:frame>
        <draw:custom-shape draw:style-name="gr2" draw:text-style-name="P4" xml:id="id11" draw:id="id11" draw:layer="layout" svg:width="2.5cm" svg:height="1.8cm" svg:x="7.7cm" svg:y="17.6cm">
          <text:p text:style-name="P3">NOP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229cm" svg:height="0.962cm" svg:x="7.801cm" svg:y="19.9cm">
          <draw:text-box>
            <text:p text:style-name="P8">1 byte</text:p>
          </draw:text-box>
        </draw:frame>
        <draw:connector draw:style-name="gr3" draw:text-style-name="P5" draw:layer="layout" svg:x1="3cm" svg:y1="16.1cm" svg:x2="7.7cm" svg:y2="18.5cm" draw:start-shape="id7" draw:start-glue-point="6" draw:end-shape="id11" draw:end-glue-point="3" svg:d="M3000 16100v2400h4700" svg:viewBox="0 0 4701 2401">
          <text:p text:style-name="P3"/>
          <text:p text:style-name="P3"/>
          <text:p text:style-name="P3"/>
        </draw:connector>
        <draw:connector draw:style-name="gr5" draw:text-style-name="P5" draw:layer="layout" draw:line-skew="9.199cm" svg:x1="10.2cm" svg:y1="18.5cm" svg:x2="4.3cm" svg:y2="2.9cm" draw:start-shape="id11" draw:start-glue-point="1" draw:end-shape="id3" draw:end-glue-point="1" svg:d="M10200 18500h9700v-15600h-15600" svg:viewBox="0 0 15601 15601">
          <text:p/>
        </draw:connector>
        <draw:custom-shape draw:style-name="gr9" draw:text-style-name="P10" draw:layer="layout" svg:width="0.3cm" svg:height="1.7cm" draw:transform="rotate (-1.5707963267949) translate (9.8cm 7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3cm" svg:height="6.7cm" draw:transform="rotate (-1.5707963267949) translate (14.8cm 11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0" draw:layer="layout" svg:width="0.3cm" svg:height="1.7cm" draw:transform="rotate (-1.5707963267949) translate (9.8cm 19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0" draw:layer="layout" svg:width="0.3cm" svg:height="10.7cm" draw:transform="rotate (-1.5707963267949) translate (18.8cm 15.8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2:48:12.264143914</meta:creation-date>
    <meta:editing-duration>PT8M58S</meta:editing-duration>
    <meta:editing-cycles>3</meta:editing-cycles>
    <meta:generator>LibreOffice/6.4.7.2$Linux_X86_64 LibreOffice_project/40$Build-2</meta:generator>
    <dc:date>2022-02-12T16:49:00.393449748</dc:date>
    <meta:document-statistic meta:object-count="33"/>
  </office:meta>
</office:document-meta>
</file>